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-width="0.229cm" draw:marker-end-width="0.178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12cm" svg:height="0.712cm" svg:x="2.301cm" svg:y="0.23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712cm" svg:height="0.712cm" svg:x="2.288cm" svg:y="1.722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712cm" svg:height="0.712cm" svg:x="2.863cm" svg:y="2.956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712cm" svg:height="0.712cm" svg:x="1.612cm" svg:y="2.956cm">
          <text:p text:style-name="P1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2.657cm" svg:y1="0.947cm" svg:x2="2.644cm" svg:y2="1.722cm" draw:start-shape="id1" draw:start-glue-point="2" draw:end-shape="id2" draw:end-glue-point="0" svg:d="m2657 947-13 775">
          <text:p/>
        </draw:connector>
        <draw:connector draw:style-name="gr2" draw:text-style-name="P2" draw:layer="layout" draw:type="line" svg:x1="2.644cm" svg:y1="2.434cm" svg:x2="3.219cm" svg:y2="2.956cm" draw:start-shape="id2" draw:start-glue-point="2" draw:end-shape="id3" draw:end-glue-point="0" svg:d="m2644 2434 575 522">
          <text:p/>
        </draw:connector>
        <draw:connector draw:style-name="gr2" draw:text-style-name="P2" draw:layer="layout" draw:type="line" svg:x1="2.644cm" svg:y1="2.434cm" svg:x2="1.968cm" svg:y2="2.956cm" draw:start-shape="id2" draw:start-glue-point="2" draw:end-shape="id4" draw:end-glue-point="0" svg:d="m2644 2434-676 522">
          <text:p/>
        </draw:connector>
        <draw:custom-shape draw:style-name="gr1" draw:text-style-name="P1" xml:id="id7" draw:id="id7" draw:layer="layout" svg:width="0.712cm" svg:height="0.712cm" svg:x="0.975cm" svg:y="1.709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712cm" svg:height="0.712cm" svg:x="3.662cm" svg:y="1.696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712cm" svg:height="0.712cm" svg:x="2.251cm" svg:y="4.243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712cm" svg:height="0.712cm" svg:x="1cm" svg:y="4.243cm">
          <text:p text:style-name="P1"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.968cm" svg:y1="3.668cm" svg:x2="1.356cm" svg:y2="4.243cm" draw:start-shape="id4" draw:start-glue-point="2" draw:end-shape="id5" draw:end-glue-point="0" svg:d="m1968 3668-612 575">
          <text:p/>
        </draw:connector>
        <draw:connector draw:style-name="gr2" draw:text-style-name="P2" draw:layer="layout" draw:type="line" svg:x1="1.968cm" svg:y1="3.668cm" svg:x2="2.607cm" svg:y2="4.243cm" draw:start-shape="id4" draw:start-glue-point="2" draw:end-shape="id6" draw:end-glue-point="0" svg:d="m1968 3668 639 575">
          <text:p/>
        </draw:connector>
        <draw:connector draw:style-name="gr2" draw:text-style-name="P2" draw:layer="layout" draw:type="line" svg:x1="2.657cm" svg:y1="0.947cm" svg:x2="1.331cm" svg:y2="1.709cm" draw:start-shape="id1" draw:start-glue-point="2" draw:end-shape="id7" draw:end-glue-point="0" svg:d="m2657 947-1326 762">
          <text:p/>
        </draw:connector>
        <draw:connector draw:style-name="gr2" draw:text-style-name="P2" draw:layer="layout" draw:type="line" svg:x1="2.657cm" svg:y1="0.947cm" svg:x2="4.018cm" svg:y2="1.696cm" draw:start-shape="id1" draw:start-glue-point="2" draw:end-shape="id8" draw:end-glue-point="0" svg:d="m2657 947 1361 749">
          <text:p/>
        </draw:connector>
        <draw:frame draw:style-name="gr3" draw:text-style-name="P3" draw:layer="layout" svg:width="0.889cm" svg:height="0.797cm" svg:x="1.332cm" svg:y="0.762cm">
          <draw:text-box>
            <text:p text:style-name="P3"><text:span text:style-name="T2">1</text:span></text:p>
          </draw:text-box>
        </draw:frame>
        <draw:frame draw:style-name="gr3" draw:text-style-name="P3" draw:layer="layout" svg:width="0.889cm" svg:height="0.797cm" svg:x="2.033cm" svg:y="1.062cm">
          <draw:text-box>
            <text:p text:style-name="P3"><text:span text:style-name="T2">2</text:span></text:p>
          </draw:text-box>
        </draw:frame>
        <draw:frame draw:style-name="gr3" draw:text-style-name="P3" draw:layer="layout" svg:width="0.889cm" svg:height="0.797cm" svg:x="3.334cm" svg:y="0.762cm">
          <draw:text-box>
            <text:p text:style-name="P3"><text:span text:style-name="T2">3</text:span></text:p>
          </draw:text-box>
        </draw:frame>
        <draw:frame draw:style-name="gr3" draw:text-style-name="P3" draw:layer="layout" svg:width="0.889cm" svg:height="0.797cm" svg:x="1.733cm" svg:y="2.063cm">
          <draw:text-box>
            <text:p text:style-name="P3"><text:span text:style-name="T2">1</text:span></text:p>
          </draw:text-box>
        </draw:frame>
        <draw:frame draw:style-name="gr3" draw:text-style-name="P3" draw:layer="layout" svg:width="0.889cm" svg:height="0.797cm" svg:x="1.034cm" svg:y="3.364cm">
          <draw:text-box>
            <text:p text:style-name="P3"><text:span text:style-name="T2">1</text:span></text:p>
          </draw:text-box>
        </draw:frame>
        <draw:frame draw:style-name="gr3" draw:text-style-name="P3" draw:layer="layout" svg:width="0.889cm" svg:height="0.797cm" svg:x="2.834cm" svg:y="2.063cm">
          <draw:text-box>
            <text:p text:style-name="P3"><text:span text:style-name="T2">2</text:span></text:p>
          </draw:text-box>
        </draw:frame>
        <draw:frame draw:style-name="gr3" draw:text-style-name="P3" draw:layer="layout" svg:width="0.889cm" svg:height="0.797cm" svg:x="2.235cm" svg:y="3.364cm">
          <draw:text-box>
            <text:p text:style-name="P3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877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6$Linux_x86 LibreOffice_project/360m1$Build-2</meta:generator>
    <dc:date>2012-12-13T19:35:58</dc:date>
    <meta:editing-duration>PT4H54M41S</meta:editing-duration>
    <meta:editing-cycles>20</meta:editing-cycles>
    <meta:document-statistic meta:object-count="22"/>
  </office:meta>
</office:document-meta>
</file>